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1" svg:font-family="apple-system, BlinkMacSystemFont, 'Segoe WPC', 'Segoe UI', system-ui, Ubuntu, 'Droid Sans', sans-serif"/>
    <style:font-face style:name="var vscode-editor-font-family" svg:font-family="'var vscode-editor-font-family', 'SF Mono', Monaco, Menlo, Consolas, 'Ubuntu Mono', 'Liberation Mono', 'DejaVu Sans Mono', 'Courier New', monospace"/>
    <style:font-face style:name="apple-system" svg:font-family="apple-system, BlinkMacSystemFont, 'Segoe WPC', 'Segoe UI', system-ui, Ubuntu, 'Droid Sans',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margin-top="0in" fo:margin-bottom="0.0972in" loext:contextual-spacing="false" fo:orphans="2" fo:widows="2" fo:text-indent="0in" style:auto-text-indent="false"/>
      <style:text-properties fo:font-variant="normal" fo:text-transform="none" style:use-window-font-color="true" style:font-name="apple-system1" fo:letter-spacing="normal" fo:font-style="normal" fo:font-weight="normal"/>
    </style:style>
    <style:style style:name="P2"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style:use-window-font-color="true" style:font-name="apple-system1" fo:font-size="10.5pt" fo:letter-spacing="normal" fo:font-style="normal" fo:font-weight="normal"/>
    </style:style>
    <style:style style:name="P3" style:family="paragraph" style:parent-style-name="Text_20_body">
      <style:paragraph-properties fo:margin-left="0in" fo:margin-right="0in" fo:margin-top="0in" fo:margin-bottom="0.0972in" loext:contextual-spacing="false" fo:orphans="2" fo:widows="2" fo:text-indent="0in" style:auto-text-indent="false"/>
    </style:style>
    <style:style style:name="P4" style:family="paragraph" style:parent-style-name="Heading_20_3">
      <style:paragraph-properties fo:margin-left="0in" fo:margin-right="0in" fo:margin-top="0in" fo:margin-bottom="0.1in" loext:contextual-spacing="false" fo:line-height="115%" fo:orphans="2" fo:widows="2" fo:text-indent="0in" style:auto-text-indent="false"/>
      <style:text-properties fo:font-variant="normal" fo:text-transform="none" style:use-window-font-color="true" style:font-name="apple-system1" fo:font-size="14pt" fo:letter-spacing="normal" fo:font-style="normal" fo:font-weight="bold" style:font-size-asian="14pt" style:font-weight-asian="bold" style:font-size-complex="14pt" style:font-weight-complex="bold"/>
    </style:style>
    <style:style style:name="P5" style:family="paragraph" style:parent-style-name="Heading_20_3">
      <style:paragraph-properties fo:margin-left="0in" fo:margin-right="0in" fo:margin-top="0in" fo:margin-bottom="0.1in" loext:contextual-spacing="false" fo:line-height="115%" fo:orphans="2" fo:widows="2" fo:text-indent="0in" style:auto-text-indent="false"/>
      <style:text-properties fo:font-variant="normal" fo:text-transform="none" style:use-window-font-color="true" style:font-name="apple-system" fo:font-size="14pt" fo:letter-spacing="normal" fo:font-style="normal" fo:font-weight="bold" style:font-size-asian="14pt" style:font-weight-asian="bold" style:font-size-complex="14pt" style:font-weight-complex="bold"/>
    </style:style>
    <style:style style:name="P6" style:family="paragraph" style:parent-style-name="Text_20_body">
      <style:paragraph-properties fo:margin-left="0in" fo:margin-right="0in" fo:margin-top="0in" fo:margin-bottom="0.1in" loext:contextual-spacing="false" fo:line-height="115%" fo:orphans="2" fo:widows="2" fo:text-indent="0in" style:auto-text-indent="false"/>
      <style:text-properties fo:font-variant="normal" fo:text-transform="none" style:use-window-font-color="true" style:font-name="apple-system" fo:font-size="14pt" fo:letter-spacing="normal" fo:font-style="normal" fo:font-weight="bold" style:font-size-asian="14pt" style:font-weight-asian="bold" style:font-size-complex="14pt" style:font-weight-complex="bold"/>
    </style:style>
    <style:style style:name="P7" style:family="paragraph" style:parent-style-name="Text_20_body">
      <style:paragraph-properties fo:margin-left="0in" fo:margin-right="0in" fo:margin-top="0in" fo:margin-bottom="0.1in" loext:contextual-spacing="false" fo:line-height="115%" fo:orphans="2" fo:widows="2" fo:text-indent="0in" style:auto-text-indent="false"/>
      <style:text-properties fo:font-variant="normal" fo:text-transform="none" style:use-window-font-color="true" style:font-name="apple-system" fo:font-size="10pt" fo:letter-spacing="normal" fo:font-style="normal" fo:font-weight="normal" style:font-size-asian="10pt" style:font-size-complex="10pt"/>
    </style:style>
    <style:style style:name="P8" style:family="paragraph" style:parent-style-name="Text_20_body">
      <style:paragraph-properties fo:margin-left="0in" fo:margin-right="0in" fo:margin-top="0in" fo:margin-bottom="0.1in" loext:contextual-spacing="false" fo:line-height="115%" fo:orphans="2" fo:widows="2" fo:text-indent="0in" style:auto-text-indent="false"/>
      <style:text-properties fo:font-variant="normal" fo:text-transform="none" style:use-window-font-color="true" style:font-name="apple-system" fo:font-size="10pt" fo:letter-spacing="normal" fo:font-style="normal" fo:font-weight="bold" style:font-size-asian="10pt" style:font-weight-asian="bold" style:font-size-complex="10pt" style:font-weight-complex="bold"/>
    </style:style>
    <style:style style:name="P9" style:family="paragraph" style:parent-style-name="Heading_20_3">
      <style:paragraph-properties fo:margin-top="0in" fo:margin-bottom="0.1in" loext:contextual-spacing="false" fo:line-height="115%"/>
      <style:text-properties fo:font-variant="normal" fo:text-transform="none" style:use-window-font-color="true" style:font-name="apple-system" fo:font-size="14pt" fo:letter-spacing="normal" fo:font-style="normal" fo:font-weight="bold" officeooo:rsid="00229305" officeooo:paragraph-rsid="00229305" style:font-size-asian="14pt" style:font-weight-asian="bold" style:font-size-complex="14pt" style:font-weight-complex="bold"/>
    </style:style>
    <style:style style:name="P10" style:family="paragraph" style:parent-style-name="Heading_20_3">
      <style:paragraph-properties fo:margin-top="0in" fo:margin-bottom="0.1in" loext:contextual-spacing="false" fo:line-height="115%"/>
      <style:text-properties fo:font-variant="normal" fo:text-transform="none" style:use-window-font-color="true" style:font-name="apple-system" fo:font-size="14pt" fo:letter-spacing="normal" fo:font-style="normal" fo:font-weight="bold" officeooo:rsid="001facbe" officeooo:paragraph-rsid="001facbe" style:font-size-asian="14pt" style:font-weight-asian="bold" style:font-size-complex="14pt" style:font-weight-complex="bold"/>
    </style:style>
    <style:style style:name="P11" style:family="paragraph" style:parent-style-name="Heading_20_3">
      <style:paragraph-properties fo:margin-top="0in" fo:margin-bottom="0.1in" loext:contextual-spacing="false" fo:line-height="115%"/>
      <style:text-properties fo:font-variant="normal" fo:text-transform="none" style:use-window-font-color="true" style:font-name="apple-system1" fo:font-size="14pt" fo:letter-spacing="normal" fo:font-style="normal" fo:font-weight="bold" officeooo:rsid="00229305" officeooo:paragraph-rsid="00229305" style:font-size-asian="14pt" style:font-weight-asian="bold" style:font-size-complex="14pt" style:font-weight-complex="bold"/>
    </style:style>
    <style:style style:name="P12" style:family="paragraph" style:parent-style-name="Heading_20_3">
      <style:paragraph-properties fo:margin-top="0in" fo:margin-bottom="0.1in" loext:contextual-spacing="false" fo:line-height="115%"/>
      <style:text-properties style:use-window-font-color="true" style:font-name="apple-system" fo:font-size="10pt" officeooo:rsid="00229305" officeooo:paragraph-rsid="00229305" style:font-size-asian="10pt" style:font-size-complex="10pt"/>
    </style:style>
    <style:style style:name="P13" style:family="paragraph" style:parent-style-name="Preformatted_20_Text">
      <style:paragraph-properties fo:margin-top="0in" fo:margin-bottom="0.1in" loext:contextual-spacing="false" fo:line-height="115%"/>
      <style:text-properties style:font-name="apple-system" fo:font-size="14pt" fo:font-weight="bold" officeooo:rsid="001facbe" officeooo:paragraph-rsid="001facbe" style:font-size-asian="14pt" style:font-weight-asian="bold" style:font-size-complex="14pt" style:font-weight-complex="bold"/>
    </style:style>
    <style:style style:name="P14" style:family="paragraph" style:parent-style-name="Preformatted_20_Text">
      <style:paragraph-properties fo:margin-top="0in" fo:margin-bottom="0.1in" loext:contextual-spacing="false" fo:line-height="115%"/>
      <style:text-properties style:font-name="apple-system" fo:font-size="10pt" officeooo:rsid="001facbe" officeooo:paragraph-rsid="001facbe" style:font-size-asian="10pt" style:font-size-complex="10pt"/>
    </style:style>
    <style:style style:name="P15" style:family="paragraph" style:parent-style-name="Preformatted_20_Text">
      <style:paragraph-properties fo:margin-top="0in" fo:margin-bottom="0.1in" loext:contextual-spacing="false" fo:line-height="115%"/>
      <style:text-properties style:use-window-font-color="true" style:font-name="apple-system" fo:font-size="10pt" officeooo:rsid="00229305" officeooo:paragraph-rsid="00229305" style:font-size-asian="10pt" style:font-size-complex="10pt"/>
    </style:style>
    <style:style style:name="P16" style:family="paragraph" style:parent-style-name="Preformatted_20_Text">
      <style:paragraph-properties fo:margin-top="0in" fo:margin-bottom="0.1in" loext:contextual-spacing="false" fo:line-height="115%"/>
      <style:text-properties style:use-window-font-color="true" style:font-name="apple-system" fo:font-size="10pt" officeooo:rsid="003cff1c" officeooo:paragraph-rsid="003cff1c" style:font-size-asian="10pt" style:font-size-complex="10pt"/>
    </style:style>
    <style:style style:name="P17" style:family="paragraph" style:parent-style-name="Preformatted_20_Text">
      <style:paragraph-properties fo:margin-top="0in" fo:margin-bottom="0.1in" loext:contextual-spacing="false" fo:line-height="115%"/>
      <style:text-properties style:use-window-font-color="true" style:font-name="apple-system" fo:font-size="10pt" officeooo:rsid="005e56b1" officeooo:paragraph-rsid="005e56b1" style:font-size-asian="10pt" style:font-size-complex="10pt"/>
    </style:style>
    <style:style style:name="P18" style:family="paragraph" style:parent-style-name="Preformatted_20_Text">
      <style:paragraph-properties fo:margin-top="0in" fo:margin-bottom="0.1in" loext:contextual-spacing="false" fo:line-height="115%"/>
      <style:text-properties style:use-window-font-color="true" style:font-name="apple-system" fo:font-size="10pt" fo:font-weight="bold" officeooo:rsid="00229305" officeooo:paragraph-rsid="00229305" style:font-size-asian="10pt" style:font-weight-asian="bold" style:font-size-complex="10pt" style:font-weight-complex="bold"/>
    </style:style>
    <style:style style:name="P19" style:family="paragraph" style:parent-style-name="Preformatted_20_Text">
      <style:paragraph-properties fo:margin-top="0in" fo:margin-bottom="0.1in" loext:contextual-spacing="false" fo:line-height="115%"/>
      <style:text-properties style:use-window-font-color="true" style:font-name="apple-system" fo:font-size="14pt" fo:font-weight="bold" officeooo:rsid="00229305" officeooo:paragraph-rsid="00229305" style:font-size-asian="14pt" style:font-weight-asian="bold" style:font-size-complex="14pt" style:font-weight-complex="bold"/>
    </style:style>
    <style:style style:name="P20" style:family="paragraph" style:parent-style-name="Preformatted_20_Text" style:list-style-name="L1">
      <style:paragraph-properties fo:margin-top="0in" fo:margin-bottom="0.1in" loext:contextual-spacing="false" fo:line-height="115%"/>
      <style:text-properties style:font-name="apple-system" fo:font-size="10pt" officeooo:paragraph-rsid="001facbe" style:font-size-asian="10pt" style:font-size-complex="10pt"/>
    </style:style>
    <style:style style:name="P21" style:family="paragraph" style:parent-style-name="Preformatted_20_Text" style:list-style-name="L1">
      <style:paragraph-properties fo:margin-top="0in" fo:margin-bottom="0.1in" loext:contextual-spacing="false" fo:line-height="115%"/>
      <style:text-properties style:font-name="apple-system" fo:font-size="10pt" fo:font-style="normal" fo:font-weight="bold" officeooo:paragraph-rsid="0020d320" style:font-size-asian="10pt" style:font-style-asian="normal" style:font-weight-asian="bold" style:font-size-complex="10pt" style:font-style-complex="normal" style:font-weight-complex="bold"/>
    </style:style>
    <style:style style:name="P22" style:family="paragraph" style:parent-style-name="Preformatted_20_Text" style:list-style-name="L9">
      <style:paragraph-properties fo:margin-top="0in" fo:margin-bottom="0.1in" loext:contextual-spacing="false" fo:line-height="115%"/>
      <style:text-properties officeooo:paragraph-rsid="003cff1c"/>
    </style:style>
    <style:style style:name="P23" style:family="paragraph" style:parent-style-name="Preformatted_20_Text" style:list-style-name="L10">
      <style:paragraph-properties fo:margin-top="0in" fo:margin-bottom="0.1in" loext:contextual-spacing="false" fo:line-height="115%"/>
      <style:text-properties officeooo:paragraph-rsid="00229305"/>
    </style:style>
    <style:style style:name="P24" style:family="paragraph" style:parent-style-name="Preformatted_20_Text" style:list-style-name="L11">
      <style:paragraph-properties fo:margin-top="0in" fo:margin-bottom="0.1in" loext:contextual-spacing="false" fo:line-height="115%"/>
      <style:text-properties officeooo:paragraph-rsid="00229305"/>
    </style:style>
    <style:style style:name="P25" style:family="paragraph" style:parent-style-name="Preformatted_20_Text" style:list-style-name="L12">
      <style:paragraph-properties fo:margin-top="0in" fo:margin-bottom="0.1in" loext:contextual-spacing="false" fo:line-height="115%"/>
      <style:text-properties officeooo:paragraph-rsid="00229305"/>
    </style:style>
    <style:style style:name="P26" style:family="paragraph" style:parent-style-name="Preformatted_20_Text" style:list-style-name="L14">
      <style:paragraph-properties fo:margin-top="0in" fo:margin-bottom="0.1in" loext:contextual-spacing="false" fo:line-height="115%"/>
      <style:text-properties officeooo:paragraph-rsid="00229305"/>
    </style:style>
    <style:style style:name="P27" style:family="paragraph" style:parent-style-name="Preformatted_20_Text" style:list-style-name="L15">
      <style:paragraph-properties fo:margin-top="0in" fo:margin-bottom="0.1in" loext:contextual-spacing="false" fo:line-height="115%"/>
      <style:text-properties officeooo:paragraph-rsid="00229305"/>
    </style:style>
    <style:style style:name="P28" style:family="paragraph" style:parent-style-name="Preformatted_20_Text" style:list-style-name="L17">
      <style:paragraph-properties fo:margin-top="0in" fo:margin-bottom="0.1in" loext:contextual-spacing="false" fo:line-height="115%"/>
      <style:text-properties officeooo:paragraph-rsid="00229305"/>
    </style:style>
    <style:style style:name="P29" style:family="paragraph" style:parent-style-name="Preformatted_20_Text" style:list-style-name="L18">
      <style:paragraph-properties fo:margin-top="0in" fo:margin-bottom="0.1in" loext:contextual-spacing="false" fo:line-height="115%"/>
      <style:text-properties officeooo:paragraph-rsid="00229305"/>
    </style:style>
    <style:style style:name="P30" style:family="paragraph" style:parent-style-name="Preformatted_20_Text" style:list-style-name="L9">
      <style:paragraph-properties fo:margin-top="0in" fo:margin-bottom="0.1in" loext:contextual-spacing="false" fo:line-height="115%"/>
      <style:text-properties style:use-window-font-color="true" style:font-name="apple-system" fo:font-size="10pt" fo:font-weight="bold" officeooo:rsid="003cff1c" officeooo:paragraph-rsid="003cff1c" style:font-size-asian="10pt" style:font-weight-asian="bold" style:font-size-complex="10pt" style:font-weight-complex="bold"/>
    </style:style>
    <style:style style:name="P31" style:family="paragraph" style:parent-style-name="Preformatted_20_Text" style:list-style-name="L16">
      <style:paragraph-properties fo:margin-top="0in" fo:margin-bottom="0.1in" loext:contextual-spacing="false" fo:line-height="115%"/>
      <style:text-properties style:use-window-font-color="true" style:font-name="apple-system" fo:font-size="10pt" fo:font-weight="bold" officeooo:rsid="00229305" officeooo:paragraph-rsid="00229305" style:font-size-asian="10pt" style:font-weight-asian="bold" style:font-size-complex="10pt" style:font-weight-complex="bold"/>
    </style:style>
    <style:style style:name="P32" style:family="paragraph" style:parent-style-name="Preformatted_20_Text" style:list-style-name="L17">
      <style:paragraph-properties fo:margin-top="0in" fo:margin-bottom="0.1in" loext:contextual-spacing="false" fo:line-height="115%"/>
      <style:text-properties style:use-window-font-color="true" style:font-name="apple-system" fo:font-size="10pt" officeooo:rsid="005f5f00" officeooo:paragraph-rsid="005f5f00" style:font-size-asian="10pt" style:font-size-complex="10pt"/>
    </style:style>
    <style:style style:name="P33" style:family="paragraph" style:parent-style-name="Preformatted_20_Text" style:list-style-name="L18">
      <style:paragraph-properties fo:margin-top="0in" fo:margin-bottom="0.1in" loext:contextual-spacing="false" fo:line-height="115%"/>
      <style:text-properties style:use-window-font-color="true" style:font-name="apple-system" fo:font-size="10pt" officeooo:rsid="00229305" officeooo:paragraph-rsid="00229305" style:font-size-asian="10pt" style:font-size-complex="10pt"/>
    </style:style>
    <style:style style:name="P34" style:family="paragraph" style:parent-style-name="Preformatted_20_Text" style:list-style-name="L14">
      <style:paragraph-properties fo:margin-top="0in" fo:margin-bottom="0.1in" loext:contextual-spacing="false" fo:line-height="115%"/>
      <style:text-properties officeooo:rsid="007eb6a9" officeooo:paragraph-rsid="007eb6a9"/>
    </style:style>
    <style:style style:name="P35" style:family="paragraph" style:parent-style-name="Text_20_body" style:list-style-name="L2" style:master-page-name="">
      <loext:graphic-properties draw:fill="none"/>
      <style:paragraph-properties fo:margin-top="0in" fo:margin-bottom="0.1in" loext:contextual-spacing="false" fo:line-height="115%" fo:orphans="2" fo:widows="2" style:page-number="auto" fo:background-color="transparent"/>
    </style:style>
    <style:style style:name="P36" style:family="paragraph" style:parent-style-name="Text_20_body" style:list-style-name="L3">
      <style:paragraph-properties fo:margin-top="0in" fo:margin-bottom="0.1in" loext:contextual-spacing="false" fo:line-height="115%" fo:orphans="2" fo:widows="2"/>
    </style:style>
    <style:style style:name="P37" style:family="paragraph" style:parent-style-name="Text_20_body" style:list-style-name="L4">
      <style:paragraph-properties fo:margin-top="0in" fo:margin-bottom="0.1in" loext:contextual-spacing="false" fo:line-height="115%" fo:orphans="2" fo:widows="2"/>
    </style:style>
    <style:style style:name="P38" style:family="paragraph" style:parent-style-name="Text_20_body" style:list-style-name="L5">
      <style:paragraph-properties fo:margin-top="0in" fo:margin-bottom="0.1in" loext:contextual-spacing="false" fo:line-height="115%" fo:orphans="2" fo:widows="2"/>
    </style:style>
    <style:style style:name="P39" style:family="paragraph" style:parent-style-name="Text_20_body" style:list-style-name="L7">
      <style:paragraph-properties fo:margin-top="0in" fo:margin-bottom="0.1in" loext:contextual-spacing="false" fo:line-height="115%" fo:orphans="2" fo:widows="2"/>
    </style:style>
    <style:style style:name="P40" style:family="paragraph" style:parent-style-name="Text_20_body" style:list-style-name="L7">
      <style:paragraph-properties fo:margin-top="0in" fo:margin-bottom="0.1in" loext:contextual-spacing="false" fo:line-height="115%" fo:orphans="2" fo:widows="2"/>
      <style:text-properties officeooo:paragraph-rsid="00432710"/>
    </style:style>
    <style:style style:name="P41" style:family="paragraph" style:parent-style-name="Text_20_body" style:list-style-name="L8">
      <style:paragraph-properties fo:margin-top="0in" fo:margin-bottom="0.1in" loext:contextual-spacing="false" fo:line-height="115%" fo:orphans="2" fo:widows="2"/>
    </style:style>
    <style:style style:name="P42" style:family="paragraph" style:parent-style-name="Text_20_body" style:list-style-name="L3">
      <style:paragraph-properties fo:margin-top="0in" fo:margin-bottom="0.1in" loext:contextual-spacing="false" fo:line-height="115%" fo:orphans="2" fo:widows="2"/>
      <style:text-properties fo:font-variant="normal" fo:text-transform="none" style:use-window-font-color="true" style:font-name="apple-system" fo:font-size="10pt" fo:letter-spacing="normal" fo:font-style="normal" fo:font-weight="bold" officeooo:rsid="0023aba3" officeooo:paragraph-rsid="0023aba3" style:font-size-asian="10pt" style:font-style-asian="normal" style:font-weight-asian="bold" style:font-size-complex="10pt" style:font-style-complex="normal" style:font-weight-complex="bold"/>
    </style:style>
    <style:style style:name="P43" style:family="paragraph" style:parent-style-name="Text_20_body" style:list-style-name="L3">
      <style:paragraph-properties fo:margin-top="0in" fo:margin-bottom="0.1in" loext:contextual-spacing="false" fo:line-height="115%" fo:orphans="2" fo:widows="2"/>
      <style:text-properties style:font-name="apple-system" fo:font-size="10pt" officeooo:rsid="0023aba3" officeooo:paragraph-rsid="0023aba3" style:font-size-asian="10pt" style:font-size-complex="10pt"/>
    </style:style>
    <style:style style:name="P44" style:family="paragraph" style:parent-style-name="Text_20_body" style:list-style-name="L7">
      <style:paragraph-properties fo:margin-top="0in" fo:margin-bottom="0.1in" loext:contextual-spacing="false" fo:line-height="115%" fo:orphans="2" fo:widows="2"/>
      <style:text-properties fo:font-weight="bold" officeooo:rsid="002b3e50" officeooo:paragraph-rsid="002b3e50" style:font-weight-asian="bold" style:font-weight-complex="bold"/>
    </style:style>
    <style:style style:name="P45" style:family="paragraph" style:parent-style-name="Text_20_body" style:list-style-name="L8">
      <style:paragraph-properties fo:margin-top="0in" fo:margin-bottom="0.1in" loext:contextual-spacing="false" fo:line-height="115%" fo:orphans="2" fo:widows="2"/>
      <style:text-properties fo:font-weight="bold" officeooo:rsid="00336895" officeooo:paragraph-rsid="00336895" style:font-weight-asian="bold" style:font-weight-complex="bold"/>
    </style:style>
    <style:style style:name="P46" style:family="paragraph" style:parent-style-name="Text_20_body" style:list-style-name="L8">
      <style:paragraph-properties fo:margin-top="0in" fo:margin-bottom="0.1in" loext:contextual-spacing="false" fo:line-height="115%" fo:orphans="2" fo:widows="2"/>
      <style:text-properties fo:font-weight="bold" officeooo:rsid="003485e8" officeooo:paragraph-rsid="003645b8" style:font-weight-asian="bold" style:font-weight-complex="bold"/>
    </style:style>
    <style:style style:name="P47" style:family="paragraph" style:parent-style-name="Text_20_body" style:list-style-name="L8">
      <style:paragraph-properties fo:margin-top="0in" fo:margin-bottom="0.1in" loext:contextual-spacing="false" fo:line-height="115%" fo:orphans="2" fo:widows="2"/>
      <style:text-properties officeooo:rsid="0086ac8a" officeooo:paragraph-rsid="0086ac8a"/>
    </style:style>
    <style:style style:name="P48" style:family="paragraph" style:parent-style-name="Text_20_body" style:list-style-name="L6">
      <style:paragraph-properties fo:margin-top="0in" fo:margin-bottom="0.0972in" loext:contextual-spacing="false" fo:orphans="2" fo:widows="2"/>
    </style:style>
    <style:style style:name="P49" style:family="paragraph" style:parent-style-name="Text_20_body" style:list-style-name="L13">
      <style:paragraph-properties fo:margin-top="0in" fo:margin-bottom="0.0972in" loext:contextual-spacing="false" fo:orphans="2" fo:widows="2"/>
    </style:style>
    <style:style style:name="P50" style:family="paragraph" style:parent-style-name="Text_20_body" style:list-style-name="L19">
      <style:paragraph-properties fo:margin-top="0in" fo:margin-bottom="0.0972in" loext:contextual-spacing="false" fo:orphans="2" fo:widows="2"/>
    </style:style>
    <style:style style:name="P51" style:family="paragraph" style:parent-style-name="Text_20_body" style:list-style-name="L20">
      <style:paragraph-properties fo:margin-top="0in" fo:margin-bottom="0.0972in" loext:contextual-spacing="false" fo:orphans="2" fo:widows="2"/>
    </style:style>
    <style:style style:name="P52" style:family="paragraph" style:parent-style-name="Text_20_body" style:list-style-name="L13">
      <style:paragraph-properties fo:margin-top="0in" fo:margin-bottom="0.0972in" loext:contextual-spacing="false" fo:orphans="2" fo:widows="2"/>
      <style:text-properties officeooo:rsid="0053b84b" officeooo:paragraph-rsid="0053b84b"/>
    </style:style>
    <style:style style:name="P53" style:family="paragraph" style:parent-style-name="Text_20_body" style:list-style-name="L20">
      <style:paragraph-properties fo:margin-top="0in" fo:margin-bottom="0.0972in" loext:contextual-spacing="false" fo:orphans="2" fo:widows="2"/>
      <style:text-properties fo:font-weight="normal" officeooo:rsid="007b9de0" officeooo:paragraph-rsid="007b9de0" style:font-weight-asian="normal" style:font-weight-complex="normal"/>
    </style:style>
    <style:style style:name="P54" style:family="paragraph" style:parent-style-name="Text_20_body" style:list-style-name="L19">
      <style:paragraph-properties fo:margin-top="0in" fo:margin-bottom="0.0972in" loext:contextual-spacing="false" fo:orphans="2" fo:widows="2"/>
      <style:text-properties officeooo:rsid="00824316" officeooo:paragraph-rsid="00824316"/>
    </style:style>
    <style:style style:name="P55" style:family="paragraph" style:parent-style-name="Text_20_body" style:list-style-name="L13">
      <style:paragraph-properties fo:margin-top="0in" fo:margin-bottom="0.0972in" loext:contextual-spacing="false" fo:orphans="2" fo:widows="2"/>
      <style:text-properties officeooo:rsid="00850703" officeooo:paragraph-rsid="00850703"/>
    </style:style>
    <style:style style:name="P56" style:family="paragraph" style:parent-style-name="Text_20_body" style:list-style-name="L19">
      <style:paragraph-properties fo:margin-top="0in" fo:margin-bottom="0in" loext:contextual-spacing="false" fo:orphans="2" fo:widows="2"/>
    </style:style>
    <style:style style:name="P57" style:family="paragraph" style:parent-style-name="Text_20_body" style:list-style-name="L19">
      <style:paragraph-properties fo:margin-top="0in" fo:margin-bottom="0in" loext:contextual-spacing="false" fo:orphans="2" fo:widows="2"/>
      <style:text-properties fo:font-variant="normal" fo:text-transform="none" style:use-window-font-color="true" style:font-name="apple-system1" fo:font-size="10.5pt" fo:letter-spacing="normal" fo:font-style="normal" fo:font-weight="normal" officeooo:paragraph-rsid="0080d4d7"/>
    </style:style>
    <style:style style:name="P58" style:family="paragraph" style:parent-style-name="Text_20_body">
      <style:paragraph-properties fo:margin-left="0in" fo:margin-right="0in" fo:margin-top="0in" fo:margin-bottom="0.1in" loext:contextual-spacing="false" fo:line-height="115%" fo:orphans="2" fo:widows="2" fo:text-indent="0in" style:auto-text-indent="false"/>
      <style:text-properties fo:font-variant="normal" fo:text-transform="none" style:use-window-font-color="true" style:font-name="apple-system" fo:font-size="10pt" fo:letter-spacing="normal" fo:font-style="normal" fo:font-weight="normal" style:font-size-asian="10pt" style:font-size-complex="10pt"/>
    </style:style>
    <style:style style:name="P59" style:family="paragraph" style:parent-style-name="Text_20_body">
      <style:paragraph-properties fo:margin-left="0in" fo:margin-right="0in" fo:margin-top="0in" fo:margin-bottom="0.1in" loext:contextual-spacing="false" fo:line-height="115%" fo:orphans="2" fo:widows="2" fo:text-indent="0in" style:auto-text-indent="false"/>
      <style:text-properties fo:font-variant="normal" fo:text-transform="none" style:use-window-font-color="true" style:font-name="apple-system" fo:font-size="10pt" fo:letter-spacing="normal" fo:font-style="normal" fo:font-weight="normal" officeooo:paragraph-rsid="00824316" style:font-size-asian="10pt" style:font-size-complex="10pt"/>
    </style:style>
    <style:style style:name="T1" style:family="text">
      <style:text-properties officeooo:rsid="001facbe"/>
    </style:style>
    <style:style style:name="T2" style:family="text">
      <style:text-properties fo:font-weight="bold" style:font-weight-asian="bold" style:font-weight-complex="bold"/>
    </style:style>
    <style:style style:name="T3" style:family="text">
      <style:text-properties fo:font-weight="bold" officeooo:rsid="003e8799" style:font-weight-asian="bold" style:font-weight-complex="bold"/>
    </style:style>
    <style:style style:name="T4" style:family="text">
      <style:text-properties fo:font-weight="bold" officeooo:rsid="003fecae" style:font-weight-asian="bold" style:font-weight-complex="bold"/>
    </style:style>
    <style:style style:name="T5" style:family="text">
      <style:text-properties fo:font-weight="bold" officeooo:rsid="007dca08"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acbe" style:font-style-asian="italic" style:font-weight-asian="bold" style:font-style-complex="italic" style:font-weight-complex="bold"/>
    </style:style>
    <style:style style:name="T8" style:family="text">
      <style:text-properties fo:font-variant="normal" fo:text-transform="none" style:use-window-font-color="true" style:font-name="apple-system1" fo:font-size="10.5pt" fo:letter-spacing="normal" fo:font-style="normal"/>
    </style:style>
    <style:style style:name="T9" style:family="text">
      <style:text-properties fo:font-variant="normal" fo:text-transform="none" style:use-window-font-color="true" style:font-name="apple-system1" fo:font-size="10.5pt" fo:letter-spacing="normal" fo:font-style="normal" fo:font-weight="normal"/>
    </style:style>
    <style:style style:name="T10" style:family="text">
      <style:text-properties fo:font-variant="normal" fo:text-transform="none" style:use-window-font-color="true" style:font-name="apple-system1" fo:font-size="10.5pt" fo:letter-spacing="normal" fo:font-style="normal" fo:font-weight="normal" officeooo:rsid="003256d1"/>
    </style:style>
    <style:style style:name="T11" style:family="text">
      <style:text-properties fo:font-variant="normal" fo:text-transform="none" style:use-window-font-color="true" style:font-name="apple-system1" fo:font-size="10.5pt" fo:letter-spacing="normal" fo:font-style="normal" fo:font-weight="normal" officeooo:rsid="004e5810"/>
    </style:style>
    <style:style style:name="T12" style:family="text">
      <style:text-properties fo:font-variant="normal" fo:text-transform="none" style:use-window-font-color="true" style:font-name="apple-system1" fo:font-size="10.5pt" fo:letter-spacing="normal" fo:font-style="normal" fo:font-weight="normal" officeooo:rsid="0050a111" style:font-weight-asian="normal" style:font-weight-complex="normal"/>
    </style:style>
    <style:style style:name="T13" style:family="text">
      <style:text-properties fo:font-variant="normal" fo:text-transform="none" style:use-window-font-color="true" style:font-name="apple-system1" fo:font-size="10.5pt" fo:letter-spacing="normal" fo:font-style="normal" fo:font-weight="normal" officeooo:rsid="0082f075" style:font-weight-asian="normal" style:font-weight-complex="normal"/>
    </style:style>
    <style:style style:name="T14" style:family="text">
      <style:text-properties fo:font-variant="normal" fo:text-transform="none" style:use-window-font-color="true" style:font-name="apple-system1" fo:font-size="10.5pt" fo:letter-spacing="normal" fo:font-style="normal" fo:font-weight="normal" officeooo:rsid="0084540a" style:font-weight-asian="normal" style:font-weight-complex="normal"/>
    </style:style>
    <style:style style:name="T15" style:family="text">
      <style:text-properties fo:font-variant="normal" fo:text-transform="none" style:use-window-font-color="true" style:font-name="apple-system1" fo:font-size="10.5pt" fo:letter-spacing="normal" fo:font-style="normal" fo:font-weight="bold" style:font-weight-asian="bold" style:font-weight-complex="bold"/>
    </style:style>
    <style:style style:name="T16" style:family="text">
      <style:text-properties fo:font-variant="normal" fo:text-transform="none" style:use-window-font-color="true" style:font-name="apple-system1" fo:font-size="10.5pt" fo:letter-spacing="normal" fo:font-style="normal" fo:font-weight="bold" officeooo:rsid="004e5810" style:font-weight-asian="bold" style:font-weight-complex="bold"/>
    </style:style>
    <style:style style:name="T17" style:family="text">
      <style:text-properties fo:font-variant="normal" fo:text-transform="none" style:use-window-font-color="true" style:font-name="apple-system1" fo:font-size="10.5pt" fo:letter-spacing="normal" fo:font-style="normal" fo:font-weight="bold" officeooo:rsid="0050a111" style:font-weight-asian="bold" style:font-weight-complex="bold"/>
    </style:style>
    <style:style style:name="T18" style:family="text">
      <style:text-properties fo:font-variant="normal" fo:text-transform="none" style:use-window-font-color="true" style:font-name="apple-system1" fo:font-size="10.5pt" fo:letter-spacing="normal" fo:font-style="normal" fo:font-weight="bold" officeooo:rsid="0082f075" style:font-weight-asian="bold" style:font-weight-complex="bold"/>
    </style:style>
    <style:style style:name="T19" style:family="text">
      <style:text-properties fo:font-variant="normal" fo:text-transform="none" style:use-window-font-color="true" fo:letter-spacing="normal"/>
    </style:style>
    <style:style style:name="T20" style:family="text">
      <style:text-properties fo:font-variant="normal" fo:text-transform="none" style:use-window-font-color="true" fo:letter-spacing="normal" fo:font-style="normal" fo:font-weight="normal"/>
    </style:style>
    <style:style style:name="T21" style:family="text">
      <style:text-properties fo:font-variant="normal" fo:text-transform="none" style:use-window-font-color="true" fo:letter-spacing="normal" fo:font-style="normal" fo:font-weight="bold" style:font-style-asian="normal" style:font-weight-asian="bold" style:font-style-complex="normal" style:font-weight-complex="bold"/>
    </style:style>
    <style:style style:name="T22" style:family="text">
      <style:text-properties fo:font-variant="normal" fo:text-transform="none" style:use-window-font-color="true" style:font-name="var vscode-editor-font-family" fo:font-size="10.5pt" fo:letter-spacing="normal" fo:font-style="normal" fo:font-weight="normal"/>
    </style:style>
    <style:style style:name="T23" style:family="text">
      <style:text-properties fo:font-variant="normal" fo:text-transform="none" style:use-window-font-color="true" style:font-name="var vscode-editor-font-family" fo:font-size="10.5pt" fo:letter-spacing="normal" fo:font-style="normal" fo:font-weight="bold" style:font-weight-asian="bold" style:font-weight-complex="bold"/>
    </style:style>
    <style:style style:name="T24" style:family="text">
      <style:text-properties fo:font-variant="normal" fo:text-transform="none" style:use-window-font-color="true" style:text-line-through-style="none" style:text-line-through-type="none" style:font-name="apple-system" fo:font-size="10pt" fo:letter-spacing="normal" fo:font-style="italic" style:text-underline-style="none" fo:font-weight="bold" style:text-blinking="false" style:font-size-asian="10pt" style:font-style-asian="italic" style:font-weight-asian="bold" style:font-size-complex="10pt" style:font-style-complex="italic" style:font-weight-complex="bold"/>
    </style:style>
    <style:style style:name="T25" style:family="text">
      <style:text-properties fo:font-variant="normal" fo:text-transform="none" style:use-window-font-color="true" style:font-name="apple-system" fo:font-size="10pt" fo:letter-spacing="normal" fo:font-style="normal" fo:font-weight="normal" style:font-size-asian="10pt" style:font-size-complex="10pt"/>
    </style:style>
    <style:style style:name="T26" style:family="text">
      <style:text-properties fo:font-variant="normal" fo:text-transform="none" style:use-window-font-color="true" style:font-name="apple-system" fo:font-size="10pt" fo:letter-spacing="normal" fo:font-style="normal" fo:font-weight="normal" officeooo:rsid="0039bbdd" style:font-size-asian="10pt" style:font-size-complex="10pt"/>
    </style:style>
    <style:style style:name="T27" style:family="text">
      <style:text-properties fo:font-variant="normal" fo:text-transform="none" style:use-window-font-color="true" style:font-name="apple-system" fo:font-size="10pt" fo:letter-spacing="normal" fo:font-style="normal" fo:font-weight="normal" officeooo:rsid="00432710" style:font-size-asian="10pt" style:font-size-complex="10pt"/>
    </style:style>
    <style:style style:name="T28" style:family="text">
      <style:text-properties fo:font-variant="normal" fo:text-transform="none" style:use-window-font-color="true" style:font-name="apple-system" fo:font-size="10pt" fo:letter-spacing="normal" fo:font-style="normal" fo:font-weight="normal" officeooo:rsid="0088c2f7" style:font-size-asian="10pt" style:font-size-complex="10pt"/>
    </style:style>
    <style:style style:name="T29" style:family="text">
      <style:text-properties fo:font-variant="normal" fo:text-transform="none" style:use-window-font-color="true" style:font-name="apple-system" fo:font-size="10pt" fo:letter-spacing="normal" fo:font-style="normal" fo:font-weight="normal" style:font-size-asian="10pt" style:font-weight-asian="normal" style:font-size-complex="10pt" style:font-weight-complex="normal"/>
    </style:style>
    <style:style style:name="T30" style:family="text">
      <style:text-properties fo:font-variant="normal" fo:text-transform="none" style:use-window-font-color="true" style:font-name="apple-system" fo:font-size="10pt" fo:letter-spacing="normal" fo:font-style="normal" fo:font-weight="normal" officeooo:rsid="003485e8" style:font-size-asian="10pt" style:font-weight-asian="normal" style:font-size-complex="10pt" style:font-weight-complex="normal"/>
    </style:style>
    <style:style style:name="T31" style:family="text">
      <style:text-properties fo:font-variant="normal" fo:text-transform="none" style:use-window-font-color="true" style:font-name="apple-system" fo:font-size="10pt" fo:letter-spacing="normal" fo:font-style="normal" fo:font-weight="normal" officeooo:rsid="00381ad2" style:font-size-asian="10pt" style:font-weight-asian="normal" style:font-size-complex="10pt" style:font-weight-complex="normal"/>
    </style:style>
    <style:style style:name="T32" style:family="text">
      <style:text-properties fo:font-variant="normal" fo:text-transform="none" style:use-window-font-color="true" style:font-name="apple-system" fo:font-size="10pt" fo:letter-spacing="normal" fo:font-style="normal" fo:font-weight="normal" officeooo:rsid="0038661a" style:font-size-asian="10pt" style:font-weight-asian="normal" style:font-size-complex="10pt" style:font-weight-complex="normal"/>
    </style:style>
    <style:style style:name="T33" style:family="text">
      <style:text-properties fo:font-variant="normal" fo:text-transform="none" style:use-window-font-color="true" style:font-name="apple-system" fo:font-size="10pt" fo:letter-spacing="normal" fo:font-style="normal" fo:font-weight="normal" style:font-size-asian="10pt" style:font-style-asian="normal" style:font-weight-asian="bold" style:font-size-complex="10pt" style:font-style-complex="normal" style:font-weight-complex="bold"/>
    </style:style>
    <style:style style:name="T34" style:family="text">
      <style:text-properties fo:font-variant="normal" fo:text-transform="none" style:use-window-font-color="true" style:font-name="apple-system" fo:font-size="10pt" fo:letter-spacing="normal" fo:font-style="normal" fo:font-weight="bold" style:font-size-asian="10pt" style:font-weight-asian="bold" style:font-size-complex="10pt" style:font-weight-complex="bold"/>
    </style:style>
    <style:style style:name="T35" style:family="text">
      <style:text-properties fo:font-variant="normal" fo:text-transform="none" style:use-window-font-color="true" style:font-name="apple-system" fo:font-size="10pt" fo:letter-spacing="normal" fo:font-style="normal" fo:font-weight="bold" officeooo:rsid="0039bbdd" style:font-size-asian="10pt" style:font-weight-asian="bold" style:font-size-complex="10pt" style:font-weight-complex="bold"/>
    </style:style>
    <style:style style:name="T36" style:family="text">
      <style:text-properties fo:font-variant="normal" fo:text-transform="none" style:use-window-font-color="true" style:font-name="apple-system" fo:font-size="10pt" fo:letter-spacing="normal" fo:font-style="normal" fo:font-weight="bold" officeooo:rsid="00898d6f" style:font-size-asian="10pt" style:font-weight-asian="bold" style:font-size-complex="10pt" style:font-weight-complex="bold"/>
    </style:style>
    <style:style style:name="T37" style:family="text">
      <style:text-properties fo:font-variant="normal" fo:text-transform="none" style:use-window-font-color="true" style:font-name="apple-system" fo:font-size="10pt" fo:letter-spacing="normal" fo:font-style="normal" fo:font-weight="bold" style:font-size-asian="10pt" style:font-style-asian="normal" style:font-weight-asian="bold" style:font-size-complex="10pt" style:font-style-complex="normal" style:font-weight-complex="bold"/>
    </style:style>
    <style:style style:name="T38" style:family="text">
      <style:text-properties fo:font-variant="normal" fo:text-transform="none" style:use-window-font-color="true" style:font-name="apple-system" fo:font-size="10pt" fo:letter-spacing="normal" fo:font-style="normal" style:font-size-asian="10pt" style:font-size-complex="10pt"/>
    </style:style>
    <style:style style:name="T39" style:family="text">
      <style:text-properties fo:font-variant="normal" fo:text-transform="none" style:use-window-font-color="true" style:font-name="apple-system"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40" style:family="text">
      <style:text-properties fo:font-variant="normal" fo:text-transform="none" style:use-window-font-color="true" style:font-name="apple-system" fo:font-size="10pt" fo:letter-spacing="normal" fo:font-style="normal" style:text-underline-style="solid" style:text-underline-width="auto" style:text-underline-color="font-color" fo:font-weight="normal" officeooo:rsid="003485e8" style:font-size-asian="10pt" style:font-weight-asian="normal" style:font-size-complex="10pt" style:font-weight-complex="normal"/>
    </style:style>
    <style:style style:name="T41" style:family="text">
      <style:text-properties fo:font-variant="normal" fo:text-transform="none" style:use-window-font-color="true" style:font-name="apple-system" fo:font-size="10pt" fo:letter-spacing="normal" fo:font-style="italic" fo:font-weight="bold" style:font-size-asian="10pt" style:font-style-asian="italic" style:font-weight-asian="bold" style:font-size-complex="10pt" style:font-style-complex="italic" style:font-weight-complex="bold"/>
    </style:style>
    <style:style style:name="T42" style:family="text">
      <style:text-properties fo:font-variant="normal" fo:text-transform="none" style:use-window-font-color="true" style:font-name="apple-system" fo:font-size="10pt" fo:letter-spacing="normal" fo:font-style="italic" officeooo:rsid="003485e8" style:font-size-asian="10pt" style:font-style-asian="italic" style:font-size-complex="10pt" style:font-style-complex="italic"/>
    </style:style>
    <style:style style:name="T43" style:family="text">
      <style:text-properties fo:font-variant="normal" fo:text-transform="none" style:use-window-font-color="true" style:font-name="apple-system" fo:font-size="10pt" fo:letter-spacing="normal" fo:font-style="italic" officeooo:rsid="003916bf" style:font-size-asian="10pt" style:font-style-asian="italic" style:font-size-complex="10pt" style:font-style-complex="italic"/>
    </style:style>
    <style:style style:name="T44" style:family="text">
      <style:text-properties fo:font-variant="normal" fo:text-transform="none" style:font-name="var vscode-editor-font-family" fo:font-size="14pt" fo:letter-spacing="normal" fo:font-style="normal" fo:font-weight="bold" style:font-size-asian="14pt" style:font-weight-asian="bold" style:font-size-complex="14pt" style:font-weight-complex="bold"/>
    </style:style>
    <style:style style:name="T45" style:family="text">
      <style:text-properties officeooo:rsid="00242aeb"/>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facbe" style:font-style-asian="normal" style:font-weight-asian="bold" style:font-style-complex="normal" style:font-weight-complex="bold"/>
    </style:style>
    <style:style style:name="T48" style:family="text">
      <style:text-properties officeooo:rsid="00336895"/>
    </style:style>
    <style:style style:name="T49" style:family="text">
      <style:text-properties fo:font-weight="normal" officeooo:rsid="003e8799" style:font-weight-asian="normal" style:font-weight-complex="normal"/>
    </style:style>
    <style:style style:name="T50" style:family="text">
      <style:text-properties fo:font-weight="normal" officeooo:rsid="003fecae" style:font-weight-asian="normal" style:font-weight-complex="normal"/>
    </style:style>
    <style:style style:name="T51" style:family="text">
      <style:text-properties style:use-window-font-color="true" style:font-name="apple-system" fo:font-size="10pt" fo:font-weight="bold" style:font-size-asian="10pt" style:font-weight-asian="bold" style:font-size-complex="10pt" style:font-weight-complex="bold"/>
    </style:style>
    <style:style style:name="T52" style:family="text">
      <style:text-properties style:use-window-font-color="true" style:font-name="apple-system" fo:font-size="10pt" fo:font-weight="bold" officeooo:rsid="003cff1c" style:font-size-asian="10pt" style:font-weight-asian="bold" style:font-size-complex="10pt" style:font-weight-complex="bold"/>
    </style:style>
    <style:style style:name="T53" style:family="text">
      <style:text-properties style:use-window-font-color="true" style:font-name="apple-system" fo:font-size="10pt" fo:font-weight="bold" officeooo:rsid="00229305" style:font-size-asian="10pt" style:font-weight-asian="bold" style:font-size-complex="10pt" style:font-weight-complex="bold"/>
    </style:style>
    <style:style style:name="T54" style:family="text">
      <style:text-properties style:use-window-font-color="true" style:font-name="apple-system" fo:font-size="10pt" fo:font-weight="normal" style:font-size-asian="10pt" style:font-weight-asian="normal" style:font-size-complex="10pt" style:font-weight-complex="normal"/>
    </style:style>
    <style:style style:name="T55" style:family="text">
      <style:text-properties style:use-window-font-color="true" style:font-name="apple-system" fo:font-size="10pt" fo:font-weight="normal" officeooo:rsid="003d03bd" style:font-size-asian="10pt" style:font-weight-asian="normal" style:font-size-complex="10pt" style:font-weight-complex="normal"/>
    </style:style>
    <style:style style:name="T56" style:family="text">
      <style:text-properties style:use-window-font-color="true" style:font-name="apple-system" fo:font-size="10pt" officeooo:rsid="00229305" style:font-size-asian="10pt" style:font-size-complex="10pt"/>
    </style:style>
    <style:style style:name="T57" style:family="text">
      <style:text-properties officeooo:rsid="003e8799"/>
    </style:style>
    <style:style style:name="T58" style:family="text">
      <style:text-properties style:text-underline-style="solid" style:text-underline-width="auto" style:text-underline-color="font-color"/>
    </style:style>
    <style:style style:name="T59" style:family="text">
      <style:text-properties officeooo:rsid="007f4bdf"/>
    </style:style>
    <style:style style:name="T60" style:family="text">
      <style:text-properties officeooo:rsid="0080d4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tart pracy z repozytorium</text:p>
      <text:list xml:id="list3622702007" text:style-name="L1">
        <text:list-item>
          <text:p text:style-name="P20"><text:span text:style-name="T47">git init</text:span><text:span text:style-name="T7"> </text:span><text:span text:style-name="T1">- tworzy nowe puste repozytorium gita</text:span></text:p>
        </text:list-item>
        <text:list-item>
          <text:p text:style-name="P20"><text:span text:style-name="T47">git clone REPO</text:span><text:span text:style-name="T1"> - ściąga repozytorium z podanego adresu REPO</text:span></text:p>
          <text:list>
            <text:list-item>
              <text:p text:style-name="P21">git clone <text:span text:style-name="T19">https://github.com/coders-school/git-checker.git</text:span></text:p>
            </text:list-item>
          </text:list>
        </text:list-item>
      </text:list>
      <text:p text:style-name="P14">Nie modyfikuj ani nie usuwaj katalogu .git</text:p>
      <text:p text:style-name="P14"/>
      <text:p text:style-name="P14">Metody pobierania repozytoriów z GitHuba</text:p>
      <text:p text:style-name="P14"><text:span text:style-name="T46">HTTPS</text:span> - polecany na początek, może się objawiać tym, że będziesz podawać login i hasło do GitHuba podczas pusha</text:p>
      <text:p text:style-name="P14"><text:span text:style-name="T46">SSH</text:span> - bezobsługowy, ale wymaga najpierw skonfigurowania kluczy szyfrujących</text:p>
      <text:p text:style-name="P14"><text:span text:style-name="T46">GitHub CLI</text:span> - obsługa GitHuba z linii komend (nowość, nie znam jej jeszcze)</text:p>
      <text:p text:style-name="P14"/>
      <text:h text:style-name="P10" text:outline-level="3"><text:bookmark text:name="help"/>Help</text:h>
      <text:list xml:id="list3950017876" text:style-name="L2">
        <text:list-item>
          <text:p text:style-name="P35"><text:span text:style-name="Source_20_Text"><text:span text:style-name="T37">git help</text:span></text:span><text:span text:style-name="Source_20_Text"><text:span text:style-name="T25"> </text:span></text:span><text:span text:style-name="T25">- pokazuje informacje o dostępnych komendach</text:span></text:p>
        </text:list-item>
      </text:list>
      <text:list xml:id="list2244350844" text:style-name="L3">
        <text:list-item>
          <text:p text:style-name="P36"><text:span text:style-name="Source_20_Text"><text:span text:style-name="T37">git help command</text:span></text:span><text:span text:style-name="Source_20_Text"><text:span text:style-name="T41"> </text:span></text:span><text:span text:style-name="T25">- pokazuje szczegółowe informacje o komendzie command</text:span></text:p>
          <text:list>
            <text:list-item>
              <text:p text:style-name="P42">git help status</text:p>
            </text:list-item>
            <text:list-item>
              <text:p text:style-name="P42">git help clone</text:p>
            </text:list-item>
            <text:list-item>
              <text:p text:style-name="P43"><text:span text:style-name="T21">git gelp init</text:span><text:span text:style-name="T20"> </text:span></text:p>
            </text:list-item>
          </text:list>
        </text:list-item>
      </text:list>
      <text:h text:style-name="P5" text:outline-level="3"><text:bookmark text:name="status"/>Status</text:h>
      <text:list xml:id="list1290305980" text:style-name="L4">
        <text:list-item>
          <text:p text:style-name="P37"><text:span text:style-name="Source_20_Text"><text:span text:style-name="T37">git status </text:span></text:span><text:span text:style-name="T25">- pokazuje aktualny stan repozytorium. Używaj praktycznie zawsze, bo powie Ci co możesz w danej chwili zrobić.</text:span></text:p>
        </text:list-item>
      </text:list>
      <text:p text:style-name="P15">Origin oznacza domyślny serwer zdalny, najczęsciej odnosi się do githuba (origin/master). <text:span text:style-name="T45">Jeżeli nie clonowaliśmy żadnego repo zdalnego to nie ma remota a co za tym idzie żadnego origina.</text:span></text:p>
      <text:p text:style-name="P15"/>
      <text:h text:style-name="P9" text:outline-level="3"><text:bookmark text:name="konfiguracja"/>Konfiguracja</text:h>
      <text:list xml:id="list2927494131" text:style-name="L5">
        <text:list-item>
          <text:p text:style-name="P38"><text:span text:style-name="Source_20_Text"><text:span text:style-name="T37">git config </text:span></text:span><text:span text:style-name="T25">- komenda do konfigurowania, wyświetla pomoc</text:span></text:p>
        </text:list-item>
        <text:list-item>
          <text:p text:style-name="P38"><text:span text:style-name="Source_20_Text"><text:span text:style-name="T37">git config -l</text:span></text:span><text:span text:style-name="Source_20_Text"><text:span text:style-name="T33"> </text:span></text:span><text:span text:style-name="T25">- wypisuje całą konfigurację</text:span></text:p>
        </text:list-item>
        <text:list-item>
          <text:p text:style-name="P38"><text:span text:style-name="Source_20_Text"><text:span text:style-name="T37">git config --global -l </text:span></text:span><text:span text:style-name="T25">- wypisuje konfigurację globalną</text:span></text:p>
        </text:list-item>
        <text:list-item>
          <text:p text:style-name="P38"><text:span text:style-name="Source_20_Text"><text:span text:style-name="T34">git config --local -l </text:span></text:span><text:span text:style-name="T25">- wypisuje konfigurację lokalną</text:span></text:p>
        </text:list-item>
        <text:list-item>
          <text:p text:style-name="P38"><text:span text:style-name="Source_20_Text"><text:span text:style-name="T34">git config --global user.email "</text:span></text:span><text:a xlink:type="simple" xlink:href="mailto:user@example.com" text:style-name="Internet_20_link" text:visited-style-name="Visited_20_Internet_20_Link"><text:span text:style-name="Source_20_Text">user@example.com</text:span></text:a><text:span text:style-name="Source_20_Text"><text:span text:style-name="T34">" </text:span></text:span><text:span text:style-name="T25">- ustawia twój adres email w konfiguracji globalnej jako </text:span><text:a xlink:type="simple" xlink:href="mailto:user@example.com" text:style-name="Internet_20_link" text:visited-style-name="Visited_20_Internet_20_Link"><text:span text:style-name="T24">user@example.com</text:span></text:a></text:p>
        </text:list-item>
        <text:list-item>
          <text:p text:style-name="P38"><text:span text:style-name="Source_20_Text"><text:span text:style-name="T34">git config --global user.name "User Name" </text:span></text:span><text:span text:style-name="T25">- ustawia twoją nazwę użytkownika w konfiguracji globalnej jako </text:span><text:span text:style-name="T41">User Name</text:span></text:p>
        </text:list-item>
      </text:list>
      <text:p text:style-name="P7">Nie uda Ci się zrobić commita dopóki nie skonfigurujesz nazwy użytkownika i emaila.</text:p>
      <text:p text:style-name="P7"/>
      <text:h text:style-name="P4" text:outline-level="3"><text:bookmark text:name="dodawanie-zmian"/><text:soft-page-break/>Dodawanie zmian</text:h>
      <text:list xml:id="list4132616521" text:style-name="L6">
        <text:list-item>
          <text:p text:style-name="P48"><text:span text:style-name="Source_20_Text"><text:span text:style-name="T23">git add filename</text:span></text:span><text:span text:style-name="Source_20_Text"><text:span text:style-name="T15"> </text:span></text:span><text:span text:style-name="T9">- dodaje plik fil</text:span><text:span text:style-name="T10">e</text:span><text:span text:style-name="T9">name do indexu (stage), skąd można go wcommitować</text:span></text:p>
        </text:list-item>
        <text:list-item>
          <text:p text:style-name="P48"><text:span text:style-name="Source_20_Text"><text:span text:style-name="T23">git add filename-1 filename-2 ... filename-n </text:span></text:span><text:span text:style-name="T9">- dodaje wszystkie wymienione pliki do indexu</text:span></text:p>
        </text:list-item>
        <text:list-item>
          <text:p text:style-name="P48"><text:span text:style-name="Source_20_Text"><text:span text:style-name="T23">git log </text:span></text:span><text:span text:style-name="T9">- pozwala wyświetlić listę commitów (wprowadzonych zmian)</text:span></text:p>
        </text:list-item>
        <text:list-item>
          <text:p text:style-name="P48"><text:span text:style-name="Source_20_Text"><text:span text:style-name="T23">git status </text:span></text:span><text:span text:style-name="T9">- poinformuje Cię o modyfikacjach, które masz w plikach oraz o następnych możliwych krokach. Używaj kiedy tylko możesz!</text:span></text:p>
        </text:list-item>
        <text:list-item>
          <text:p text:style-name="P48"><text:span text:style-name="Source_20_Text"><text:span text:style-name="T23">git commit</text:span></text:span><text:span text:style-name="Source_20_Text"><text:span text:style-name="T15"> </text:span></text:span><text:span text:style-name="T9">- tworzy commit (pamiętaj, że ta komenda otworzy edytor tekstu, w którym należy podać opis zmian)</text:span></text:p>
        </text:list-item>
        <text:list-item>
          <text:p text:style-name="P48"><text:span text:style-name="Source_20_Text"><text:span text:style-name="T23">git commit -m"sth"</text:span></text:span><text:span text:style-name="Source_20_Text"><text:span text:style-name="T15"> </text:span></text:span><text:span text:style-name="T9">- tworzy commit o treści sth (pomijając otwarcie edytora tekstu)</text:span></text:p>
        </text:list-item>
      </text:list>
      <text:p text:style-name="P3"><text:span text:style-name="T9">Uwaga na </text:span><text:span text:style-name="Source_20_Text"><text:span text:style-name="T22">git add . </text:span></text:span><text:span text:style-name="T9">Jest to wygodna komenda, która dorzuci wszystko od bieżącego katalogu rekursywnie. Już widziałem zeznanie podatkowe jednego programisty wkomitowane do repozytorium. Modyfikacja historii repo nie jest prostą sprawą. Lepiej przyjąć zasadę, że to co wkommitujesz, to już tam zostanie, bo nie masz kontroli nad tym kto w którym momencie pobierze lub zaktualizuje repo.</text:span></text:p>
      <text:h text:style-name="P1" text:outline-level="3"><text:bookmark text:name="zadanie"/>Zadanie</text:h>
      <text:p text:style-name="P3"><text:span text:style-name="T9">Zainteresuj się komendą </text:span><text:span text:style-name="Source_20_Text"><text:span text:style-name="T23">git add -p</text:span></text:span><text:span text:style-name="T9">. Dowiedz się co robi używając </text:span><text:span text:style-name="Source_20_Text"><text:span text:style-name="T23">git help</text:span></text:span><text:span text:style-name="T9">.</text:span></text:p>
      <text:p text:style-name="P6">Wyświetlanie zmian<text:span text:style-name="T48">g</text:span></text:p>
      <text:list xml:id="list490875229" text:style-name="L7">
        <text:list-item>
          <text:p text:style-name="P39"><text:span text:style-name="T34">git log</text:span><text:span text:style-name="T25"> - pozwala wyświetlić listę commitów (wprowadzonych zmian)</text:span></text:p>
        </text:list-item>
        <text:list-item>
          <text:p text:style-name="P39"><text:span text:style-name="T34">git show </text:span><text:span text:style-name="T25">- wyświetla zmiany dokonane w najnowszym commicie.</text:span></text:p>
          <text:list>
            <text:list-item>
              <text:p text:style-name="P39"><text:span text:style-name="T34">git show SHA </text:span><text:span text:style-name="T25">- wyświetla zmiany dokonane w commicie o numerze SHA</text:span></text:p>
            </text:list-item>
          </text:list>
        </text:list-item>
        <text:list-item>
          <text:p text:style-name="P39"><text:span text:style-name="T34">git diff</text:span><text:span text:style-name="T25"> - wyświetla zmiany </text:span><text:span text:style-name="T27">w katalogu roboczym względem HEAD</text:span><text:span text:style-name="T25">, które nie zostały jeszcze wprowadzone do indexu</text:span></text:p>
          <text:list>
            <text:list-item>
              <text:p text:style-name="P40"><text:span text:style-name="T34">git diff file </text:span><text:span text:style-name="T25">- wyświetla zmiany </text:span><text:span text:style-name="T27">w katalogu roboczym względem HEAD</text:span><text:span text:style-name="T25">, które nie zostały jeszcze wprowadzone do indexu w pliku o nazwie file</text:span></text:p>
            </text:list-item>
          </text:list>
        </text:list-item>
        <text:list-item>
          <text:p text:style-name="P39"><text:span text:style-name="T34">git diff --staged </text:span><text:span text:style-name="T25">- wyświetla zmiany, które zostały wprowadzone do indexu. Pamiętasz jaka jest alternatywna komenda robiąca to samo? 🤔</text:span></text:p>
          <text:list>
            <text:list-item>
              <text:p text:style-name="P44"><text:span text:style-name="T38">git diff -cached –</text:span><text:span text:style-name="T29"> to samo co powyżej</text:span></text:p>
            </text:list-item>
          </text:list>
        </text:list-item>
      </text:list>
      <text:p text:style-name="P8"/>
      <text:list xml:id="list155239630237815" text:continue-numbering="true" text:style-name="L7">
        <text:list-item>
          <text:p text:style-name="P39"><text:span text:style-name="T34">HEAD</text:span><text:span text:style-name="T25"> oznacza najnowszy commit w bieżącej gałęzi (o gałęziach później)</text:span></text:p>
        </text:list-item>
        <text:list-item>
          <text:p text:style-name="P39"><text:span text:style-name="T34">^</text:span><text:span text:style-name="T25"> dodane do </text:span><text:span text:style-name="T34">HEAD</text:span><text:span text:style-name="T25"> oznacza "o jeden wcześniej". Możesz używać </text:span><text:span text:style-name="T34">^</text:span><text:span text:style-name="T25"> kilkukrotnie (np. </text:span><text:span text:style-name="T34">git show HEAD^^^</text:span><text:span text:style-name="T25"> poda zmiany zachodzące w przed-przed-przed-ostatnim commicie)</text:span></text:p>
        </text:list-item>
      </text:list>
      <text:p text:style-name="P6">Cofanie zmian</text:p>
      <text:list xml:id="list4068948812" text:style-name="L8">
        <text:list-item>
          <text:p text:style-name="P41"><text:span text:style-name="T34">git reset HEAD file</text:span><text:span text:style-name="T25"> - usuwa dodane do </text:span><text:span text:style-name="T39">indexu</text:span><text:span text:style-name="T25"> zmiany zawarte w pliku </text:span><text:span text:style-name="T41">file</text:span><text:span text:style-name="T25">. Nie usuwa jednak zmian w pliku. Pamiętaj!</text:span></text:p>
          <text:list>
            <text:list-item>
              <text:p text:style-name="P45"><text:soft-page-break/><text:span text:style-name="T38">git restore --staged file –</text:span><text:span text:style-name="T29"> w sumie robi to samo co powyżej. </text:span><text:span text:style-name="T30">Wycofuje plik </text:span><text:span text:style-name="T42">file</text:span><text:span text:style-name="T30"> ze </text:span><text:span text:style-name="T40">stage/index</text:span><text:span text:style-name="T30">. Również nie usuwa zmian w pliku </text:span><text:span text:style-name="T43">file</text:span></text:p>
            </text:list-item>
          </text:list>
        </text:list-item>
        <text:list-item>
          <text:p text:style-name="P41"><text:span text:style-name="T34">git show HEAD </text:span><text:span text:style-name="T25">- wypisuje zmiany zachodzące w najnowszym commicie</text:span></text:p>
        </text:list-item>
        <text:list-item>
          <text:p text:style-name="P41"><text:span text:style-name="T34">git show HEAD^ </text:span><text:span text:style-name="T25">- wypisuje zmiany zachodzące we wcześniejszym commicie niż najnowszy</text:span></text:p>
        </text:list-item>
        <text:list-item>
          <text:p text:style-name="P41"><text:span text:style-name="T34">git checkout -- file</text:span><text:span text:style-name="T25"> - usuwa zmiany w pliku </text:span><text:span text:style-name="T41">file</text:span><text:span text:style-name="T25">, jakie zaszły od ostatniego commita (inaczej - przywraca wersję pliku </text:span><text:span text:style-name="T41">file</text:span><text:span text:style-name="T25"> taką, jak w najnowszym commicie, czyli usuwanie z niego lokalne zmiany)</text:span></text:p>
          <text:list>
            <text:list-item>
              <text:p text:style-name="P46"><text:span text:style-name="T38">git restore file</text:span><text:span text:style-name="T29"> – </text:span><text:span text:style-name="T31">w sumie robi to samo co powyżej. </text:span><text:span text:style-name="T32">Od</text:span><text:span text:style-name="T29">rzuca zmiany w katalogu roboczym (nie na stage’u). Przywraca plik file do poprzedniej jego wersji, względem aktualnego HEADA.</text:span></text:p>
            </text:list-item>
          </text:list>
        </text:list-item>
        <text:list-item>
          <text:p text:style-name="P41"><text:span text:style-name="T34">git reset SHA </text:span><text:span text:style-name="T25">- usuwa wszystkie zmiany, które zaszły od commitu o numerze SHA, </text:span><text:span text:style-name="T28">zachowując zmiany lokalne</text:span></text:p>
          <text:list>
            <text:list-item>
              <text:p text:style-name="P47"><text:span text:style-name="T36">g</text:span><text:span text:style-name="T34">it reset --hard SHA </text:span><text:span text:style-name="T25">– odrzuca całą historie I zmiany wracając do danego commitu </text:span><text:span text:style-name="T34">SHA</text:span></text:p>
            </text:list-item>
          </text:list>
        </text:list-item>
        <text:list-item>
          <text:p text:style-name="P41"><text:span text:style-name="T34">git reflog </text:span><text:span text:style-name="T25">- wyświetla historię wykonywanych operacji</text:span></text:p>
        </text:list-item>
      </text:list>
      <text:p text:style-name="P7"><text:span text:style-name="T2">Dobra rada</text:span>: Commity wykonuj często. Powinny one obejmować niewielkie zmiany (np. dodanie jakiejś pojedynczej funkcjonalności do kodu)</text:p>
      <text:p text:style-name="P59"/>
      <text:p text:style-name="P7">Zadanie</text:p>
      <text:p text:style-name="P7">Usuń plik b02-ps1.md. Uświadom sobie że to był ważny plik. Przywróć go używając gita.</text:p>
      <text:p text:style-name="P16">Jeżeli plik został usunięty ale ta zmiana nie została jeszcze zaco<text:span text:style-name="T57">m</text:span>mitowana to wystarczy przywrócić plik do jego poprzedniej wersji (istniejącej) względem ostatniego commita, czyli:</text:p>
      <text:list xml:id="list2256150202" text:style-name="L9">
        <text:list-item>
          <text:p text:style-name="P22"><text:span text:style-name="T52">git checkout –- file.txt </text:span><text:span text:style-name="T55">lub</text:span></text:p>
        </text:list-item>
        <text:list-item>
          <text:p text:style-name="P30">git restore file.txt</text:p>
        </text:list-item>
      </text:list>
      <text:p text:style-name="P16"><text:s/><text:span text:style-name="T57">Jeżeli plik został usunięty I zmiana została zacommitowana to należy wyświetlić historie operacji za pomocą </text:span><text:span text:style-name="T3">git reflog </text:span><text:span text:style-name="T49">a następnie przełączyć się na commit sprzed usunięcia pliku komedną </text:span><text:span text:style-name="T3">git reset SHA </text:span><text:span text:style-name="T50"><text:s/>a następnie odrzucić zmiany w katalogu roboczym </text:span><text:span text:style-name="T4">git restore file.</text:span></text:p>
      <text:p text:style-name="P15"/>
      <text:p text:style-name="P19">gitk</text:p>
      <text:list xml:id="list388024285" text:style-name="L10">
        <text:list-item>
          <text:p text:style-name="P23"><text:span text:style-name="T53">gitk </text:span><text:span text:style-name="T56">jest narzędziem pozwalającym na przeglądanie repozytorium przy użyciu GUI</text:span></text:p>
        </text:list-item>
        <text:list-item>
          <text:p text:style-name="P23"><text:span text:style-name="T53">gitk</text:span><text:span text:style-name="T56"> - otwiera okno gitk blokując przy tym konsolę</text:span></text:p>
        </text:list-item>
        <text:list-item>
          <text:p text:style-name="P23"><text:span text:style-name="T53">gitk &amp; </text:span><text:span text:style-name="T56">- jw. przy czym konsola nie zostaje zablokowana</text:span></text:p>
        </text:list-item>
      </text:list>
      <text:p text:style-name="P19">git log</text:p>
      <text:list xml:id="list2771532018" text:style-name="L11">
        <text:list-item>
          <text:p text:style-name="P24"><text:span text:style-name="T53">git log --pretty=oneline</text:span><text:span text:style-name="T56"> - wyświetla historię commitów w taki sposób, że każdy commit wypisany jest w jednej linii</text:span></text:p>
        </text:list-item>
        <text:list-item>
          <text:p text:style-name="P24"><text:span text:style-name="T53">git log --pretty=oneline --graph </text:span><text:span text:style-name="T56">- wyświetla historię commitów z zaprezentowaniem rozgałęzień</text:span></text:p>
        </text:list-item>
      </text:list>
      <text:p text:style-name="P15">Visual Studio Code {#vscode}</text:p>
      <text:p text:style-name="P15"><text:soft-page-break/>VS Code pozwala Ci również na wygodne używanie gita i przeglądanie drzewa commitów</text:p>
      <text:p text:style-name="P15">Polecam wtyczkę <text:span text:style-name="T2">Git Lens</text:span></text:p>
      <text:list xml:id="list294722648" text:style-name="L12">
        <text:list-item>
          <text:p text:style-name="P25"><text:span text:style-name="T53">git blame</text:span><text:span text:style-name="T56"> - pozwala wyświetlić informacje, kto modyfikował którą linię kodu, żeby było wiadomo, kogo winić za niedziałające funkcjonalności 🙂</text:span></text:p>
        </text:list-item>
      </text:list>
      <text:h text:style-name="P12" text:outline-level="3"><text:bookmark text:name="stash"/><text:span text:style-name="Source_20_Text"><text:span text:style-name="T44">stash</text:span></text:span></text:h>
      <text:list xml:id="list4250410281" text:style-name="L13">
        <text:list-item>
          <text:p text:style-name="P49"><text:span text:style-name="Source_20_Text"><text:span text:style-name="T23">git stash </text:span></text:span><text:span text:style-name="T9">- pozwala przechować zmiany bez wprowadzania ich, by móc prowadzić w tym czasie inne działania na obecnej gałęzi. </text:span><text:span text:style-name="T11">Czyli n.p. grzebiemy sobie w jakimś pliku I git informuje nas ze ten plik jest </text:span><text:span text:style-name="T16">modified</text:span><text:span text:style-name="T11"> I co chcesz z nim zrobić? Czy dodać go do indexu za pomocą </text:span><text:span text:style-name="T16">git add plik</text:span><text:span text:style-name="T11"> czy przywrócić wersje tego pliku z ostatniego commita </text:span><text:span text:style-name="T16">git restore plik. </text:span><text:span text:style-name="T12">Jeżeli nie chcę z tymi plikami jeszcze nic z tych rzeczy robić to mogę sobie schować/ukryć tą zmianę do schowka za pomoca właśnie </text:span><text:span text:style-name="T17">stash</text:span><text:span text:style-name="T12"> I wtedy git już nie zauważa żadnych zmian w tym pliku. </text:span></text:p>
        </text:list-item>
        <text:list-item>
          <text:p text:style-name="P49"><text:span text:style-name="Source_20_Text"><text:span text:style-name="T23">git stash pop </text:span></text:span><text:span text:style-name="T9">- przywraca przechowane zmiany</text:span></text:p>
        </text:list-item>
        <text:list-item>
          <text:p text:style-name="P55"><text:span text:style-name="T15">git stash list </text:span><text:span text:style-name="T9">– wyświetla listę wszystkich zachowanych zestawów zmian</text:span></text:p>
        </text:list-item>
        <text:list-item>
          <text:p text:style-name="P52"><text:span text:style-name="T15">git stash drop </text:span><text:span text:style-name="T9">– odrzuca zmiany ze schowka I po git status juz nam nic nie wyświetla</text:span></text:p>
        </text:list-item>
      </text:list>
      <text:p text:style-name="P2">Najlepiej myśleć o <text:span text:style-name="T2">stash</text:span>u jak o schowaniu tego, nad czym aktualnie pracujesz do szuflady w biurku. Nie masz tego na biurku, więc nie zaprząta Ci to przestrzeni roboczej, ale szybko możesz otworzyć szufladę i wrócić do schowanych papierów.</text:p>
      <text:p text:style-name="P15"/>
      <text:p text:style-name="P19">Tworzenie gałęzi</text:p>
      <text:p text:style-name="P15">Gałęzie pozwalają wprowadzać do kodu zmiany niezależnie od siebie. Najczęściej stosuje się je w celu rozwoju kilku różnych funkcjonalności równolegle.</text:p>
      <text:list xml:id="list1528566504" text:style-name="L14">
        <text:list-item>
          <text:p text:style-name="P26"><text:span text:style-name="T53">git branch </text:span><text:span text:style-name="T56">- wyświetla wszystkie gałęzie lokalne</text:span></text:p>
        </text:list-item>
        <text:list-item>
          <text:p text:style-name="P26"><text:span text:style-name="T53">git branch -a</text:span><text:span text:style-name="T56"> - wyświetla wszystkie gałęzie włącznie z tymi na zdalnych serwerach</text:span></text:p>
        </text:list-item>
        <text:list-item>
          <text:p text:style-name="P26"><text:span text:style-name="T53">git branch NAME</text:span><text:span text:style-name="T56"> - tworzy branch o nazwie </text:span><text:span text:style-name="T53">NAME</text:span></text:p>
        </text:list-item>
        <text:list-item>
          <text:p text:style-name="P34"><text:span text:style-name="T53">g</text:span><text:span text:style-name="T51">it branch -d NAME –</text:span><text:span text:style-name="T54"> usuwa gałąź </text:span><text:span text:style-name="T51">NAME</text:span></text:p>
        </text:list-item>
        <text:list-item>
          <text:p text:style-name="P26"><text:span text:style-name="T53">git checkout -b NAME</text:span><text:span text:style-name="T56"> - tworzy branch o nazwie </text:span><text:span text:style-name="T53">NAME</text:span><text:span text:style-name="T56"> i przełącza się na niego (połączenie git branch NAME + git checkout </text:span><text:span text:style-name="T53">NAME</text:span><text:span text:style-name="T56">)</text:span></text:p>
        </text:list-item>
        <text:list-item>
          <text:p text:style-name="P26"><text:span text:style-name="T53">git checkout name</text:span><text:span text:style-name="T56"> - przełącza na branch o nazwie name</text:span></text:p>
        </text:list-item>
      </text:list>
      <text:p text:style-name="P18">Łączenie gałęzi</text:p>
      <text:list xml:id="list1072353660" text:style-name="L15">
        <text:list-item>
          <text:p text:style-name="P27"><text:span text:style-name="T53">git merge NAME</text:span><text:span text:style-name="T56"> - łączy gałąź NAME z gałęzią na której aktualnie pracujesz. Często podczas tej operacji pojawiają się konflikty.</text:span></text:p>
        </text:list-item>
      </text:list>
      <text:p text:style-name="P15">Mała poprawka do mojej wypowiedzi: można łączyć też więcej gałęzi jednocześnie, ale nigdy tego nie rób. Rozwiązywanie konfliktów w takich przypadkach jest niesamowicie skomplikowane. Ja nigdy tego nie robiłem.</text:p>
      <text:p text:style-name="P15"/>
      <text:p text:style-name="P15">Zadanie</text:p>
      <text:p text:style-name="P15">Nie pomyl znaczenia poniższych komend:</text:p>
      <text:p text:style-name="P15"/>
      <text:list xml:id="list626454933" text:style-name="L16">
        <text:list-item>
          <text:p text:style-name="P31"><text:soft-page-break/>git checkout NAME</text:p>
        </text:list-item>
        <text:list-item>
          <text:p text:style-name="P31">git checkout -b NAME</text:p>
        </text:list-item>
        <text:list-item>
          <text:p text:style-name="P31">git checkout -- FILE</text:p>
        </text:list-item>
      </text:list>
      <text:p text:style-name="P15"/>
      <text:p text:style-name="P17">rebase dobiera rzeczy z mastera do twojej gałezi?</text:p>
      <text:list xml:id="list3674652673" text:style-name="L17">
        <text:list-item>
          <text:p text:style-name="P32"><text:span text:style-name="T2">git diff BRANCH1..BRANCH2</text:span> – wyświetla różnice pomiędzy zawartością plików pomiędzy gałęziami <text:span text:style-name="T6">BRNACH1</text:span> I <text:span text:style-name="T6">BRANCH2</text:span></text:p>
        </text:list-item>
      </text:list>
      <text:p text:style-name="P15"/>
      <text:list xml:id="list155238463507934" text:continue-numbering="true" text:style-name="L17">
        <text:list-item>
          <text:p text:style-name="P28"><text:span text:style-name="T53">git reset --hard SHA </text:span><text:span text:style-name="T56">- przywraca stan brancha do commitu o numerze SHA oraz wraz z wycofaniem lokalnych zmian</text:span></text:p>
        </text:list-item>
      </text:list>
      <text:p text:style-name="P19">Konflikty</text:p>
      <text:p text:style-name="P15">Jeśli komenda <text:span text:style-name="T2">git status</text:span> wypisuje coś o<text:span text:style-name="T2"> unmerged paths</text:span>, to oznacza, że masz konflikt.</text:p>
      <text:p text:style-name="P15"/>
      <text:p text:style-name="P15">&gt; # You have unmerged paths.</text:p>
      <text:p text:style-name="P15">&gt; # <text:s text:c="2"/>(fix conflicts and run "git commit")</text:p>
      <text:p text:style-name="P15">&gt; #</text:p>
      <text:p text:style-name="P15">&gt; # Unmerged paths:</text:p>
      <text:p text:style-name="P15">&gt; # <text:s text:c="2"/>(use "git add ..." to mark resolution)</text:p>
      <text:p text:style-name="P15">&gt; #</text:p>
      <text:p text:style-name="P15">Konflikty mogą wystąpić w różnych sytuacjach, ale najczęściej uświadczysz go podczas próby łączenia gałęzi, jeśli w tym samym pliku zmodyfikujesz te same linie.</text:p>
      <text:p text:style-name="P15"/>
      <text:p text:style-name="P18">Ręczne rozwiązywanie konfliktów</text:p>
      <text:p text:style-name="P15">Po otworzeniu pliku z konfliktem w edytorze zobaczysz w nim sekcje oznaczone specjalnymi znacznikami <text:span text:style-name="T2">&lt;&lt;&lt;&lt;&lt;&lt;&lt;, =======, &gt;&gt;&gt;&gt;&gt;&gt;&gt;</text:span>.</text:p>
      <text:p text:style-name="P15">Pomiędzy nimi znajdują się alternatywne wersje plików z obu źródeł (różne repozytoria, branche, commity).</text:p>
      <text:p text:style-name="P15">Ty, jako programista musisz zdecydować, które ze zmian wprowadzić i w jakiej kolejności.</text:p>
      <text:p text:style-name="P15">Pamiętaj, żeby USUNĄĆ wprowadzone przez git znaczniki, wskazujące gdzie pojawił się konflikt. W przeciwnym przypadku nie zostanie on uznany za rozwiązany.</text:p>
      <text:p text:style-name="P15"><text:s text:c="4"/>If you have questions, please</text:p>
      <text:p text:style-name="P15"><text:s text:c="4"/>&lt;&lt;&lt;&lt;&lt;&lt;&lt; HEAD</text:p>
      <text:p text:style-name="P15"><text:s text:c="4"/>open an issue</text:p>
      <text:p text:style-name="P15"><text:s text:c="4"/>=======</text:p>
      <text:p text:style-name="P15"><text:s text:c="4"/>ask your question on Discord.</text:p>
      <text:p text:style-name="P15"><text:s text:c="4"/>&gt;&gt;&gt;&gt;&gt;&gt;&gt; branch-a</text:p>
      <text:list xml:id="list627822150" text:style-name="L18">
        <text:list-item>
          <text:p text:style-name="P29"><text:span text:style-name="T53">git merge --abort </text:span><text:span text:style-name="T56">- anuluje próbę połączenia dwóch gałęzi</text:span></text:p>
        </text:list-item>
        <text:list-item>
          <text:p text:style-name="P33"><text:soft-page-break/><text:span text:style-name="T2">git mergetool</text:span> - otwiera edytor tekstu wprowadzony w konfiguracji jako mergetool.</text:p>
        </text:list-item>
      </text:list>
      <text:p text:style-name="P15">Plik, w którym konflikt został rozwiązany <text:span text:style-name="T58">MUSISZ ponownie dodać do indexu</text:span> (<text:span text:style-name="T2">git add</text:span>), żeby móc go wcommitować</text:p>
      <text:p text:style-name="P15">Po rozwiązaniu konfliktów użyj <text:span text:style-name="T2">git commit</text:span>, by zakończyć merge'a.</text:p>
      <text:h text:style-name="P11" text:outline-level="3"><text:bookmark text:name="praca-zdalna"/>Praca zdalna</text:h>
      <text:list xml:id="list327504716" text:style-name="L19">
        <text:list-item>
          <text:p text:style-name="P50"><text:span text:style-name="Source_20_Text"><text:span text:style-name="T23">git pull</text:span></text:span><text:span text:style-name="Source_20_Text"><text:span text:style-name="T22"> </text:span></text:span><text:span text:style-name="T9">- służy do pobrania zmian z repozytorium zdalnego. Może spowodować konflkty jeśli ktoś dokonywał zmian na plikach, które były również modyfikowane przez Ciebie</text:span></text:p>
          <text:list>
            <text:list-item>
              <text:p text:style-name="P56"><text:span text:style-name="T9">jeśli nie będzie żadnych zmian do pobrania, git poinformuje Cię stosownym komunikatem </text:span><text:span text:style-name="Source_20_Text"><text:span text:style-name="T23">Already up to date</text:span></text:span></text:p>
            </text:list-item>
            <text:list-item>
              <text:p text:style-name="P57">jeśli na zdalnym repozytorium będą zmiany, a mimo to nie pobierzesz ich i spróbujesz udostępnić swoje zmiany, git uniemożliwi Ci wykonanie takiej operacji, <text:span text:style-name="T59">chyba ze w bezpieczny sposób, nie </text:span><text:span text:style-name="T60">nadpisująć niczyjej roboty dzieki </text:span><text:span text:style-name="T5">git push –force-with-lease</text:span></text:p>
            </text:list-item>
          </text:list>
        </text:list-item>
        <text:list-item>
          <text:p text:style-name="P50"><text:span text:style-name="Source_20_Text"><text:span text:style-name="T23">git push </text:span></text:span><text:span text:style-name="T9">- wprowadza zmiany do zdalnego repozytorium, z którego pobrane zostały pliki</text:span></text:p>
        </text:list-item>
        <text:list-item>
          <text:p text:style-name="P50"><text:span text:style-name="Source_20_Text"><text:span text:style-name="T23">git push REPO</text:span></text:span><text:span text:style-name="Source_20_Text"><text:span text:style-name="T15"> </text:span></text:span><text:span text:style-name="T9">- wprowadzi zmiany do zdalnego repozytorium znajdującego się pod adresem </text:span><text:span text:style-name="T15">REPO</text:span></text:p>
        </text:list-item>
        <text:list-item>
          <text:p text:style-name="P50"><text:span text:style-name="Source_20_Text"><text:span text:style-name="T23">git push REMOTE BRANCH </text:span></text:span><text:span text:style-name="T9">- wysyła na wskazany </text:span><text:span text:style-name="T15">REMOTE</text:span><text:span text:style-name="T9"> gałąź </text:span><text:span text:style-name="T15">BRANCH</text:span></text:p>
        </text:list-item>
        <text:list-item>
          <text:p text:style-name="P50"><text:span text:style-name="Source_20_Text"><text:span text:style-name="T23">git fetch </text:span></text:span><text:span text:style-name="T9">- jest podobny do </text:span><text:span text:style-name="Source_20_Text"><text:span text:style-name="T23">git pull</text:span></text:span><text:span text:style-name="Source_20_Text"><text:span text:style-name="T15"> </text:span></text:span><text:span text:style-name="T9">jednak jedynie pobiera zmiany z repozytorium bez merge'owania ich z plikami lokalnymi.</text:span></text:p>
          <text:list>
            <text:list-item>
              <text:p text:style-name="P54"><text:span text:style-name="T9">Może to być bardzo przydatne w sytuacji w której napsujesz sobie w katalogu I chcesz odrzucić wszystkie lokalne zmiany I commity które robiłeś. Najlepiej wtedy zrobić </text:span><text:span text:style-name="T15">git fetch origin </text:span><text:span text:style-name="T13">która ściąga </text:span><text:span text:style-name="T14">ostatnią </text:span><text:span text:style-name="T13">historie z serwera I ustawia na niej </text:span><text:span text:style-name="T18">HEAD</text:span><text:span text:style-name="T13">a za pomocą </text:span><text:span text:style-name="T18">git reset –hard origin/master</text:span></text:p>
            </text:list-item>
          </text:list>
        </text:list-item>
        <text:list-item>
          <text:p text:style-name="P50"><text:span text:style-name="Source_20_Text"><text:span text:style-name="T23">git remote -v</text:span></text:span><text:span text:style-name="Source_20_Text"><text:span text:style-name="T15"> </text:span></text:span><text:span text:style-name="T9">- pozwoli Ci sprawdzić, z jakiego adresu pochodzi repozytorium, dzięki czemu możesz upewnić się, czy jest to repozytorium, na które chcesz wprowadzić zmiany</text:span></text:p>
        </text:list-item>
      </text:list>
      <text:p text:style-name="P3"><text:span text:style-name="Source_20_Text"><text:span text:style-name="T23">git pull </text:span></text:span><text:span text:style-name="T15">= </text:span><text:span text:style-name="Source_20_Text"><text:span text:style-name="T23">git fetch </text:span></text:span><text:span text:style-name="T15">+ </text:span><text:span text:style-name="Source_20_Text"><text:span text:style-name="T23">git merge</text:span></text:span></text:p>
      <text:h text:style-name="P12" text:outline-level="3"><text:bookmark text:name="remote"/><text:span text:style-name="Source_20_Text"><text:span text:style-name="T44">remote</text:span></text:span></text:h>
      <text:list xml:id="list2295807971" text:style-name="L20">
        <text:list-item>
          <text:p text:style-name="P51"><text:span text:style-name="Source_20_Text"><text:span text:style-name="T23">git remote -v </text:span></text:span><text:span text:style-name="T9">- wyświetla źródło sklonowanego repozytorium</text:span></text:p>
        </text:list-item>
        <text:list-item>
          <text:p text:style-name="P51"><text:span text:style-name="Source_20_Text"><text:span text:style-name="T23">git remote add NAME ADDRESS</text:span></text:span><text:span text:style-name="Source_20_Text"><text:span text:style-name="T15"> </text:span></text:span><text:span text:style-name="T9">- zapisuje zdalne repozytorium o wskazanym adresie ADDRESS i przypisuje mu nazwę NAME</text:span></text:p>
        </text:list-item>
        <text:list-item>
          <text:p text:style-name="P51"><text:span text:style-name="Source_20_Text"><text:span text:style-name="T23">git remote set-url NAME ADDRESS </text:span></text:span><text:span text:style-name="T9">- ustawia url repozytorium </text:span><text:span text:style-name="T15">NAME</text:span><text:span text:style-name="T9"> jako </text:span><text:span text:style-name="T15">ADDRESS</text:span></text:p>
          <text:list>
            <text:list-item>
              <text:p text:style-name="P53"><text:span text:style-name="T8">jak np chcesz zmienić, żey origin miał inny address: </text:span><text:span text:style-name="T15">git remote set-url origin ADDRESS</text:span></text:p>
            </text:list-item>
          </text:list>
        </text:list-item>
      </text:list>
      <text:p text:style-name="P3"><text:span text:style-name="T9">Zapisanie dodatkowego repozytorium jest przydatne, kiedy pracujesz na kilku repozytoriach (np. różnych osób). Pozwala Ci to oszczędzić czasu i używać komendy </text:span><text:span text:style-name="Source_20_Text"><text:span text:style-name="T23">git push NAME</text:span></text:span><text:span text:style-name="T15">/</text:span><text:span text:style-name="Source_20_Text"><text:span text:style-name="T23">git pull NAME</text:span></text:span><text:span text:style-name="T9">, gdzie za </text:span><text:span text:style-name="T15">NAME</text:span><text:span text:style-name="T9">, wstawiasz przypisaną nazwę repozytorium, zamiast za każdym razem kopiować url repozytorium.</text:span></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1" svg:font-family="apple-system, BlinkMacSystemFont, 'Segoe WPC', 'Segoe UI', system-ui, Ubuntu, 'Droid Sans', sans-serif"/>
    <style:font-face style:name="var vscode-editor-font-family" svg:font-family="'var vscode-editor-font-family', 'SF Mono', Monaco, Menlo, Consolas, 'Ubuntu Mono', 'Liberation Mono', 'DejaVu Sans Mono', 'Courier New', monospace"/>
    <style:font-face style:name="apple-system" svg:font-family="apple-system, BlinkMacSystemFont, 'Segoe WPC', 'Segoe UI', system-ui, Ubuntu, 'Droid Sans',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9T14:57:23.553435406</dc:date>
    <meta:editing-duration>PT15H9M7S</meta:editing-duration>
    <meta:editing-cycles>92</meta:editing-cycles>
    <meta:document-statistic meta:table-count="0" meta:image-count="0" meta:object-count="0" meta:page-count="6" meta:paragraph-count="140" meta:word-count="1863" meta:character-count="11560" meta:non-whitespace-character-count="9887"/>
  </office:meta>
</office:document-meta>
</file>